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28064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a953" officeooo:paragraph-rsid="001da95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80641" officeooo:paragraph-rsid="00280641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7b7e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7b7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4b7b7e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10d3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31620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1b77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2890f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21b776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2c744b"/>
    </style:style>
    <style:style style:name="P18" style:family="paragraph" style:parent-style-name="Standard" style:list-style-name="L5">
      <style:paragraph-properties fo:text-align="start" style:justify-single-word="false"/>
      <style:text-properties officeooo:paragraph-rsid="0025442e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1b776" officeooo:paragraph-rsid="0021b776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64d78" officeooo:paragraph-rsid="00464d78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2c744b" officeooo:paragraph-rsid="002c744b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2dca9b" officeooo:paragraph-rsid="002c744b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1b77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0136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2890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bc6d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c744b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16206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10d3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a4f87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a57c8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01365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1b776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76046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bc6db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c744b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1620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3c4d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4a4f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cf459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09af9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style="normal" fo:font-weight="normal" officeooo:rsid="002c744b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2eae6a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bold" officeooo:rsid="002c744b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1b776" style:font-weight-asian="bold" style:font-weight-complex="bold"/>
    </style:style>
    <style:style style:name="T34" style:family="text">
      <style:text-properties fo:font-weight="bold" officeooo:rsid="0022890f" style:font-weight-asian="bold" style:font-weight-complex="bold"/>
    </style:style>
    <style:style style:name="T35" style:family="text">
      <style:text-properties fo:font-weight="bold" officeooo:rsid="004b7b7e" style:font-weight-asian="bold" style:font-weight-complex="bold"/>
    </style:style>
    <style:style style:name="T36" style:family="text">
      <style:text-properties officeooo:rsid="0021b776"/>
    </style:style>
    <style:style style:name="T37" style:family="text">
      <style:text-properties officeooo:rsid="0022890f"/>
    </style:style>
    <style:style style:name="T38" style:family="text">
      <style:text-properties officeooo:rsid="002c744b"/>
    </style:style>
    <style:style style:name="T39" style:family="text">
      <style:text-properties officeooo:rsid="002fcd6e"/>
    </style:style>
    <style:style style:name="T40" style:family="text">
      <style:text-properties officeooo:rsid="003185d7"/>
    </style:style>
    <style:style style:name="T41" style:family="text">
      <style:text-properties officeooo:rsid="00464d78"/>
    </style:style>
    <style:style style:name="T42" style:family="text">
      <style:text-properties officeooo:rsid="004825d0"/>
    </style:style>
    <style:style style:name="T43" style:family="text">
      <style:text-properties officeooo:rsid="004ae5ce"/>
    </style:style>
    <style:style style:name="T44" style:family="text">
      <style:text-properties officeooo:rsid="0035db3e"/>
    </style:style>
    <style:style style:name="T45" style:family="text">
      <style:text-properties officeooo:rsid="004b7b7e"/>
    </style:style>
    <style:style style:name="T46" style:family="text">
      <style:text-properties officeooo:rsid="004d800f"/>
    </style:style>
    <style:style style:name="T47" style:family="text">
      <style:text-properties officeooo:rsid="004f69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44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B1" office:value-type="string">
            <text:p text:style-name="P9">3xx - Flight</text:p>
          </table:table-cell>
          <table:table-cell table:style-name="Table1.B1" office:value-type="string">
            <text:p text:style-name="P9">4xx - A2A</text:p>
          </table:table-cell>
          <table:table-cell table:style-name="Table1.E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10"><text:span text:style-name="T25">5</text:span><text:span text:style-name="T26">0</text:span><text:span text:style-name="T28">4</text:span><text:span text:style-name="T20"> - </text:span><text:span text:style-name="T15">A/G</text:span><text:span text:style-name="T16"> - </text:span><text:span text:style-name="T21">TPOD</text:span></text:p>
      <text:p text:style-name="P4"/>
      <text:p text:style-name="P1"><text:span text:style-name="T32">Master Arm</text:span> ... <text:span text:style-name="T32">ON</text:span></text:p>
      <text:p text:style-name="P1"><text:span text:style-name="T32">Master Mode</text:span> ... <text:span text:style-name="T32">A/G</text:span></text:p>
      <text:p text:style-name="P2"/>
      <text:p text:style-name="P6">TPOD use</text:p>
      <text:list xml:id="list152338215" text:style-name="L1">
        <text:list-item>
          <text:p text:style-name="P11"><text:span text:style-name="T11">These steps</text:span><text:span text:style-name="T12"> are for the LANTIRN, but </text:span><text:span text:style-name="T11">are basically the same</text:span><text:span text:style-name="T13"> for</text:span><text:span text:style-name="T12"> the</text:span><text:span text:style-name="T11"> ATFLIR</text:span><text:span text:style-name="T12"> as well</text:span><text:span text:style-name="T11">.</text:span></text:p>
        </text:list-item>
        <text:list-item>
          <text:p text:style-name="P19">Set SOI to <text:span text:style-name="T32">FLIR</text:span> MFD (<text:span text:style-name="T32">Dish </text:span><text:span text:style-name="T33">H</text:span><text:span text:style-name="T32">at</text:span> toward MFD once).<text:span text:style-name="T41"> <text:s/>Special notes about tracking modes:</text:span></text:p>
        </text:list-item>
      </text:list>
      <text:list text:style-name="L2">
        <text:list-item>
          <text:list>
            <text:list-item>
              <text:p text:style-name="P20">If you press <text:span text:style-name="T32">Dish </text:span><text:span text:style-name="T33">H</text:span><text:span text:style-name="T32">at</text:span> toward <text:span text:style-name="T41">the </text:span>MFD when it's already SOI, it will cycle between <text:span text:style-name="T33">G</text:span><text:span text:style-name="T32">round-stabilized</text:span>, <text:span text:style-name="T33">A</text:span><text:span text:style-name="T32">rea track</text:span>, and <text:span text:style-name="T33">P</text:span><text:span text:style-name="T32">oint track</text:span> <text:span text:style-name="T36">modes.</text:span><text:span text:style-name="T45"> <text:s/></text:span><text:span text:style-name="T35">Only ground-stabilized can be slewed.</text:span></text:p>
            </text:list-item>
            <text:list-item>
              <text:p text:style-name="P20">Mode is shown in upper left corner of MFD. <text:span text:style-name="T32"><text:s/>OPR</text:span> only is ground-stabilized, <text:span text:style-name="T32">OPR / ATRK</text:span> is Area Track, <text:span text:style-name="T32">OPR / PTRK</text:span> is Point Track <text:span text:style-name="T37">(used for moving targets)</text:span>. <text:s/><text:span text:style-name="T39">If you are in a ATRK or PTRK, the diamond target marker shown in the HUD or HMD will be solid, otherwise it will be dashed.</text:span></text:p>
            </text:list-item>
            <text:list-item>
              <text:p text:style-name="P20">Track is not necessary for designating target.</text:p>
            </text:list-item>
            <text:list-item>
              <text:p text:style-name="P20">If in <text:span text:style-name="T32">ATRK</text:span> or <text:span text:style-name="T32">PTRK</text:span> mode, <text:span text:style-name="T32">you cannot slew the crosshairs</text:span>.</text:p>
            </text:list-item>
            <text:list-item>
              <text:p text:style-name="P21">If you get stuck in a mode, reset by pressing <text:span text:style-name="T32">Flip-down Trigger</text:span> until it undesignates and slaves to Velocity Vector (<text:span text:style-name="T32">VVSLAV</text:span>). <text:s/><text:span text:style-name="T37">If you get really stuck, set </text:span><text:span text:style-name="T34">FLIR</text:span><text:span text:style-name="T37"> switch to </text:span><text:span text:style-name="T34">STBY</text:span><text:span text:style-name="T37"> and then back </text:span><text:span text:style-name="T34">ON</text:span><text:span text:style-name="T37">.</text:span></text:p>
            </text:list-item>
          </text:list>
        </text:list-item>
      </text:list>
      <text:list xml:id="list230530835930802" text:continue-list="list152338215" text:style-name="L1">
        <text:list-item>
          <text:p text:style-name="P19">On <text:span text:style-name="T32">FLIR</text:span> page, press <text:span text:style-name="T32">VVSLAV</text:span> <text:span text:style-name="T37">button </text:span>or double-press <text:span text:style-name="T36">F</text:span>lip-down <text:span text:style-name="T36">T</text:span>rigger to slave pod to Velocity Vector.</text:p>
        </text:list-item>
        <text:list-item>
          <text:p text:style-name="P12"><text:span text:style-name="T2">Press </text:span><text:span text:style-name="T17">TDC </text:span><text:span text:style-name="T24">press</text:span><text:span text:style-name="T2"> to </text:span><text:span text:style-name="T3">G</text:span><text:span text:style-name="T2">round-stabilize the pod. <text:s/>Can be done even if VV is above the horizon.</text:span></text:p>
        </text:list-item>
        <text:list-item>
          <text:p text:style-name="P19">Once <text:span text:style-name="T36">G</text:span>round-stabilized, use <text:span text:style-name="T32">TDC slew</text:span> to move crosshairs.<text:span text:style-name="T45"> <text:s/>(If you can't slew, press Dish Hat toward FLIR MFD to cycle mode until you get back to ground-stabilized.)</text:span></text:p>
        </text:list-item>
        <text:list-item>
          <text:p text:style-name="P13"><text:span text:style-name="T2">Press </text:span><text:span text:style-name="T17">Pinky </text:span><text:span text:style-name="T18">B</text:span><text:span text:style-name="T17">utton</text:span><text:span text:style-name="T2"> </text:span><text:span text:style-name="T3">or </text:span><text:span text:style-name="T19">WIDE</text:span><text:span text:style-name="T17">/</text:span><text:span text:style-name="T19">NAR</text:span><text:span text:style-name="T3"> </text:span><text:span text:style-name="T10">OSB </text:span><text:span text:style-name="T2">to toggle </text:span><text:span text:style-name="T3">wide/narrow </text:span><text:span text:style-name="T2">view.</text:span></text:p>
        </text:list-item>
        <text:list-item>
          <text:p text:style-name="P14"><text:span text:style-name="T17">Middle-finger </text:span><text:span text:style-name="T19">H</text:span><text:span text:style-name="T17">at up/down</text:span><text:span text:style-name="T2"> to zoom out/in </text:span><text:span text:style-name="T4">(addit</text:span><text:span text:style-name="T10">i</text:span><text:span text:style-name="T4">onal zoom to wide/narrow)</text:span><text:span text:style-name="T2">.</text:span></text:p>
        </text:list-item>
        <text:list-item>
          <text:p text:style-name="P15"><text:span text:style-name="T19">L</text:span><text:span text:style-name="T18">ong-press Pinky Button</text:span><text:span text:style-name="T4"> </text:span><text:span text:style-name="T3">(or press MFD button) </text:span><text:span text:style-name="T4">to toggle </text:span><text:span text:style-name="T19">CCD</text:span><text:span text:style-name="T18">/FLIR</text:span><text:span text:style-name="T4"> </text:span><text:span text:style-name="T3">mode.</text:span></text:p>
        </text:list-item>
      </text:list>
      <text:list text:style-name="L3">
        <text:list-item>
          <text:list>
            <text:list-item>
              <text:p text:style-name="P16"><text:span text:style-name="T3">In </text:span><text:span text:style-name="T19">FLIR</text:span><text:span text:style-name="T3"> mode, press MFD </text:span><text:span text:style-name="T19">BLK</text:span><text:span text:style-name="T3"> or </text:span><text:span text:style-name="T19">WHT</text:span><text:span text:style-name="T3"> button to toggle black-hot/white-hot, press </text:span><text:span text:style-name="T19">ALG</text:span><text:span text:style-name="T3"> button to toggle automatic or manual gain </text:span><text:span text:style-name="T5">control </text:span><text:span text:style-name="T3">(ALG boxed is automatic gain). <text:s/>In manual gain, buttons on left side of MFD can be used to set gain and contrast.</text:span></text:p>
            </text:list-item>
          </text:list>
        </text:list-item>
      </text:list>
      <text:list xml:id="list230530184687206" text:continue-list="list230530835930802" text:style-name="L1">
        <text:list-item>
          <text:p text:style-name="P19">Crosshairs move more slowly when zoomed in; to slew quickly, zoom out and/or set wide view.</text:p>
        </text:list-item>
        <text:list-item>
          <text:p text:style-name="P22">Max visibility range is <text:span text:style-name="T43">40</text:span> nmi due to graphics rendering distance. <text:s/><text:span text:style-name="T42">Max laser range is </text:span><text:span text:style-name="T46">at least 15.6</text:span><text:span text:style-name="T42"> nmi</text:span><text:span text:style-name="T47">.</text:span></text:p>
        </text:list-item>
      </text:list>
      <text:p text:style-name="P7">Using HMD <text:span text:style-name="T38">or visual designation </text:span><text:span text:style-name="T40">with TPOD</text:span></text:p>
      <text:list text:style-name="L4">
        <text:list-item>
          <text:list>
            <text:list-item>
              <text:p text:style-name="P23"><text:span text:style-name="T8">I</text:span><text:span text:style-name="T1">f you have a target designated, designation point will show as a </text:span><text:span text:style-name="T14">dotted diamond</text:span><text:span text:style-name="T1"> in HMD.</text:span></text:p>
            </text:list-item>
            <text:list-item>
              <text:p text:style-name="P23"><text:span text:style-name="T1">You can slew the designation either visually by setting SOI to HUD/HMD (</text:span><text:span text:style-name="T14">Dish Hat up</text:span><text:span text:style-name="T1">), or with the SOI on the TPOD MFD as usual.</text:span></text:p>
            </text:list-item>
            <text:list-item>
              <text:p text:style-name="P17"><text:span text:style-name="T9">If you have no target designated yet, pressing </text:span><text:span text:style-name="T23">Dish Hat up</text:span><text:span text:style-name="T9"> will put </text:span><text:span text:style-name="T8">SOI in HUD/</text:span><text:span text:style-name="T9">HMD and s</text:span><text:span text:style-name="T8">hows "</text:span><text:span text:style-name="T22">Ball and Chain</text:span><text:span text:style-name="T8">" symbology.</text:span></text:p>
            </text:list-item>
            <text:list-item>
              <text:p text:style-name="P24"><text:span text:style-name="T30">Put Ball and Chain pipper on target, or look at target with HMD, and pre</text:span><text:span text:style-name="T29">ss </text:span><text:span text:style-name="T31">TDC press</text:span><text:span text:style-name="T29"> to </text:span><text:span text:style-name="T30">designate. <text:s/>T</text:span><text:span text:style-name="T29">hen adjust target diamond with </text:span><text:span text:style-name="T31">TDC slew</text:span><text:span text:style-name="T29"> if needed.</text:span></text:p>
            </text:list-item>
            <text:list-item>
              <text:p text:style-name="P17"><text:span text:style-name="T31">IMPORTANT</text:span><text:span text:style-name="T29">: Press </text:span><text:span text:style-name="T31">Dish Hat right</text:span><text:span text:style-name="T29"> to put SOI back to </text:span><text:span text:style-name="T31">TPOD</text:span><text:span text:style-name="T29"> MFD. <text:s/>If you leave SOI in the HUD/HMD, slewing will be way too fast on the TPOD MFD.</text:span></text:p>
            </text:list-item>
          </text:list>
        </text:list-item>
      </text:list>
      <text:p text:style-name="P3"/>
      <text:p text:style-name="P5">Valid laser codes:</text:p>
      <text:list text:style-name="L5">
        <text:list-item>
          <text:p text:style-name="P18"><text:span text:style-name="T6">Format is ABCC, A=1, B=1-7, C=1-8, never</text:span><text:span text:style-name="T7"> 0 or 9. <text:s/></text:span><text:span text:style-name="T6">Range should be 1111 to 1788. <text:s/>Some planes in DCS (A-10C?) may not be able to set B=7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9T23:05:28.966000000</dc:date>
    <meta:editing-duration>P1DT9H31M7S</meta:editing-duration>
    <meta:editing-cycles>6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4" meta:word-count="550" meta:character-count="2901" meta:non-whitespace-character-count="2394"/>
  </office:meta>
</office:document-meta>
</file>